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0.559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2.025cm"/>
    </style:style>
    <style:style style:name="co7" style:family="table-column">
      <style:table-column-properties fo:break-before="auto" style:column-width="7.38cm"/>
    </style:style>
    <style:style style:name="co8" style:family="table-column">
      <style:table-column-properties fo:break-before="auto" style:column-width="3.328cm"/>
    </style:style>
    <style:style style:name="co9" style:family="table-column">
      <style:table-column-properties fo:break-before="auto" style:column-width="1.027cm"/>
    </style:style>
    <style:style style:name="co10" style:family="table-column">
      <style:table-column-properties fo:break-before="auto" style:column-width="0.915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1.192cm"/>
    </style:style>
    <style:style style:name="co13" style:family="table-column">
      <style:table-column-properties fo:break-before="auto" style:column-width="1.609cm"/>
    </style:style>
    <style:style style:name="ro1" style:family="table-row">
      <style:table-row-properties style:row-height="2.552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able-cell-properties fo:background-color="#ffcc00"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4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5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10"/>
        <table:table-column table:style-name="co4" table:default-cell-style-name="ce1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1" table:number-columns-repeated="1010" table:default-cell-style-name="ce5"/>
        <table:table-row table:style-name="ro1">
          <table:table-cell table:style-name="ce1" table:formula="of:=CONCATENATE(&quot;sn(&quot;;MAX(range_sn);&quot;)&quot;)" office:value-type="string" office:string-value="sn(48)">
            <text:p>sn(48)</text:p>
          </table:table-cell>
          <table:table-cell table:style-name="ce1" office:value-type="string">
            <text:p>session num</text:p>
          </table:table-cell>
          <table:table-cell table:style-name="ce7" office:value-type="string">
            <text:p>memos</text:p>
          </table:table-cell>
          <table:table-cell table:style-name="ce7" office:value-type="string">
            <text:p>var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/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4" office:value-type="string">
            <text:p>*</text:p>
          </table:table-cell>
          <table:table-cell table:style-name="ce16"/>
          <table:table-cell table:style-name="ce16" office:value-type="string">
            <text:p>type</text:p>
          </table:table-cell>
          <table:table-cell table:style-name="ce16" office:value-type="string">
            <text:p>num</text:p>
          </table:table-cell>
          <table:table-cell office:value-type="string">
            <text:p>abbre.</text:p>
          </table:table-cell>
          <table:table-cell table:number-columns-repeated="1010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/>
          <table:table-cell table:style-name="ce8" office:value-type="string">
            <text:p>2-notes,5-degree</text:p>
          </table:table-cell>
          <table:table-cell table:style-name="ce11"/>
          <table:table-cell table:style-name="ce13" office:value-type="string">
            <text:p>2019-08-06_18-26-01_000.jpg</text:p>
          </table:table-cell>
          <table:table-cell table:style-name="ce3" table:number-columns-repeated="3"/>
          <table:table-cell table:style-name="ce14" office:value-type="date" office:date-value="2019-08-07T07:35:54">
            <text:p>2019/8/7 7:35</text:p>
          </table:table-cell>
          <table:table-cell table:style-name="ce4" office:value-type="string">
            <text:p>*</text:p>
          </table:table-cell>
          <table:table-cell table:style-name="ce16"/>
          <table:table-cell table:style-name="ce17" office:value-type="string">
            <text:p>arpeggio</text:p>
          </table:table-cell>
          <table:table-cell table:style-name="ce18" table:formula="of:=COUNTIF(range_genre;[.L2])" office:value-type="float" office:value="1">
            <text:p>1</text:p>
          </table:table-cell>
          <table:table-cell office:value-type="string">
            <text:p>ar</text:p>
          </table:table-cell>
          <table:table-cell table:number-columns-repeated="1010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/>
          <table:table-cell table:style-name="ce8" office:value-type="string">
            <text:p>3-chord,coda</text:p>
          </table:table-cell>
          <table:table-cell table:style-name="ce11"/>
          <table:table-cell table:style-name="ce13" office:value-type="string">
            <text:p>2019-08-06_18-26-01_000.jpg</text:p>
          </table:table-cell>
          <table:table-cell table:style-name="ce2" office:value-type="string">
            <text:p>c.p.</text:p>
          </table:table-cell>
          <table:table-cell table:style-name="ce2"/>
          <table:table-cell table:style-name="ce3"/>
          <table:table-cell table:style-name="ce14" office:value-type="date" office:date-value="2019-08-07T07:35:54">
            <text:p>2019/8/7 7:35</text:p>
          </table:table-cell>
          <table:table-cell table:style-name="ce4" office:value-type="string">
            <text:p>*</text:p>
          </table:table-cell>
          <table:table-cell table:style-name="ce16"/>
          <table:table-cell table:style-name="ce17" office:value-type="string">
            <text:p>c.p.</text:p>
          </table:table-cell>
          <table:table-cell table:style-name="ce18" table:formula="of:=COUNTIF(range_genre;[.L3])" office:value-type="float" office:value="2">
            <text:p>2</text:p>
          </table:table-cell>
          <table:table-cell office:value-type="string">
            <text:p>cp</text:p>
          </table:table-cell>
          <table:table-cell table:number-columns-repeated="1010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/>
          <table:table-cell table:style-name="ce8" office:value-type="string">
            <text:p>ar-1</text:p>
          </table:table-cell>
          <table:table-cell table:style-name="ce11"/>
          <table:table-cell table:style-name="ce13" office:value-type="string">
            <text:p>2019-08-07_18-28-26_000.jpg</text:p>
          </table:table-cell>
          <table:table-cell table:style-name="ce2" office:value-type="string">
            <text:p>arpeggio</text:p>
          </table:table-cell>
          <table:table-cell table:style-name="ce2"/>
          <table:table-cell table:style-name="ce3"/>
          <table:table-cell table:style-name="ce14" office:value-type="date" office:date-value="2019-08-08T08:10:52">
            <text:p>2019/8/8 8:10</text:p>
          </table:table-cell>
          <table:table-cell table:style-name="ce4" office:value-type="string">
            <text:p>*</text:p>
          </table:table-cell>
          <table:table-cell table:style-name="ce16"/>
          <table:table-cell table:style-name="ce17" office:value-type="string">
            <text:p>chord</text:p>
          </table:table-cell>
          <table:table-cell table:style-name="ce18" table:formula="of:=COUNTIF(range_genre;[.L4])" office:value-type="float" office:value="11">
            <text:p>11</text:p>
          </table:table-cell>
          <table:table-cell office:value-type="string">
            <text:p>ch</text:p>
          </table:table-cell>
          <table:table-cell table:number-columns-repeated="1010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/>
          <table:table-cell table:style-name="ce8" office:value-type="string">
            <text:p>ch-1</text:p>
          </table:table-cell>
          <table:table-cell table:style-name="ce11"/>
          <table:table-cell table:style-name="ce13" office:value-type="string">
            <text:p>2019-08-06_18-27-05_000.jpg</text:p>
          </table:table-cell>
          <table:table-cell table:style-name="ce2" office:value-type="string">
            <text:p>chord</text:p>
          </table:table-cell>
          <table:table-cell table:style-name="ce2"/>
          <table:table-cell table:style-name="ce3"/>
          <table:table-cell table:style-name="ce14" office:value-type="date" office:date-value="2019-08-07T07:35:54">
            <text:p>2019/8/7 7:35</text:p>
          </table:table-cell>
          <table:table-cell table:style-name="ce4" office:value-type="string">
            <text:p>*</text:p>
          </table:table-cell>
          <table:table-cell table:style-name="ce16"/>
          <table:table-cell table:style-name="ce17" office:value-type="string">
            <text:p>harmonics</text:p>
          </table:table-cell>
          <table:table-cell table:style-name="ce18" table:formula="of:=COUNTIF(range_genre;[.L5])" office:value-type="float" office:value="1">
            <text:p>1</text:p>
          </table:table-cell>
          <table:table-cell office:value-type="string">
            <text:p>hn</text:p>
          </table:table-cell>
          <table:table-cell table:number-columns-repeated="1010"/>
        </table:table-row>
        <table:table-row table:style-name="ro2">
          <table:table-cell table:style-name="ce3" office:value-type="float" office:value="45">
            <text:p>45</text:p>
          </table:table-cell>
          <table:table-cell table:style-name="ce3" office:value-type="float" office:value="5">
            <text:p>5</text:p>
          </table:table-cell>
          <table:table-cell table:style-name="ce8" office:value-type="string">
            <text:p>ch-10</text:p>
          </table:table-cell>
          <table:table-cell table:style-name="ce12"/>
          <table:table-cell table:style-name="ce13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3" office:value-type="string">
            <text:p>str=4:4-3:0-2:0,k.Eon5 </text:p>
          </table:table-cell>
          <table:table-cell table:style-name="ce3"/>
          <table:table-cell table:style-name="ce14" office:value-type="date" office:date-value="2019-08-18T08:17:27.440001">
            <text:p>2019/8/18 8:17</text:p>
          </table:table-cell>
          <table:table-cell table:style-name="ce4" office:value-type="string">
            <text:p>*</text:p>
          </table:table-cell>
          <table:table-cell table:style-name="ce16"/>
          <table:table-cell table:style-name="ce17" office:value-type="string">
            <text:p>harmony</text:p>
          </table:table-cell>
          <table:table-cell table:style-name="ce18" table:formula="of:=COUNTIF(range_genre;[.L6])" office:value-type="float" office:value="2">
            <text:p>2</text:p>
          </table:table-cell>
          <table:table-cell office:value-type="string">
            <text:p>hm</text:p>
          </table:table-cell>
          <table:table-cell table:number-columns-repeated="1010"/>
        </table:table-row>
        <table:table-row table:style-name="ro3">
          <table:table-cell table:style-name="ce3" office:value-type="float" office:value="42">
            <text:p>42</text:p>
          </table:table-cell>
          <table:table-cell table:style-name="ce3" office:value-type="float" office:value="8">
            <text:p>8</text:p>
          </table:table-cell>
          <table:table-cell table:style-name="ce8" office:value-type="string">
            <text:p>ch-11</text:p>
          </table:table-cell>
          <table:table-cell table:style-name="ce12"/>
          <table:table-cell table:style-name="ce13" office:value-type="string">
            <text:p>2019-08-18_18-38-04_000.jpg</text:p>
          </table:table-cell>
          <table:table-cell table:style-name="ce3" office:value-type="string">
            <text:p>chord</text:p>
          </table:table-cell>
          <table:table-cell table:style-name="ce12" office:value-type="string">
            <text:p>k.Am7 </text:p>
          </table:table-cell>
          <table:table-cell table:style-name="ce3"/>
          <table:table-cell table:style-name="ce14" office:value-type="date" office:date-value="2019-08-19T10:29:13.5">
            <text:p>2019/8/19 10:29</text:p>
          </table:table-cell>
          <table:table-cell table:style-name="ce4" office:value-type="string">
            <text:p>*</text:p>
          </table:table-cell>
          <table:table-cell table:style-name="ce16"/>
          <table:table-cell table:style-name="ce17" office:value-type="string">
            <text:p>phrase</text:p>
          </table:table-cell>
          <table:table-cell table:style-name="ce18" table:formula="of:=COUNTIF(range_genre;[.L7])" office:value-type="float" office:value="22">
            <text:p>22</text:p>
          </table:table-cell>
          <table:table-cell office:value-type="string">
            <text:p>f</text:p>
          </table:table-cell>
          <table:table-cell table:number-columns-repeated="1010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ch-2</text:p>
          </table:table-cell>
          <table:table-cell table:style-name="ce12"/>
          <table:table-cell table:style-name="ce13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3" office:value-type="string">
            <text:p>i.f.=sec.1,k.Dm9▽,R=2</text:p>
          </table:table-cell>
          <table:table-cell table:style-name="ce3" office:value-type="float" office:value="2">
            <text:p>2</text:p>
          </table:table-cell>
          <table:table-cell table:style-name="ce14" office:value-type="date" office:date-value="2019-08-15T08:44:52.77">
            <text:p>2019/8/15 8:44</text:p>
          </table:table-cell>
          <table:table-cell table:style-name="ce4" office:value-type="string">
            <text:p>*</text:p>
          </table:table-cell>
          <table:table-cell table:style-name="ce16"/>
          <table:table-cell table:style-name="ce17" office:value-type="string">
            <text:p>research</text:p>
          </table:table-cell>
          <table:table-cell table:style-name="ce18" table:formula="of:=COUNTIF(range_genre;[.L8])" office:value-type="float" office:value="13">
            <text:p>13</text:p>
          </table:table-cell>
          <table:table-cell office:value-type="string">
            <text:p>rs</text:p>
          </table:table-cell>
          <table:table-cell table:number-columns-repeated="1010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8" office:value-type="string">
            <text:p>ch-3</text:p>
          </table:table-cell>
          <table:table-cell table:style-name="ce12"/>
          <table:table-cell table:style-name="ce13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3" office:value-type="string">
            <text:p>D▽(-5)</text:p>
          </table:table-cell>
          <table:table-cell table:style-name="ce3" office:value-type="string">
            <text:p>-</text:p>
          </table:table-cell>
          <table:table-cell table:style-name="ce14" office:value-type="date" office:date-value="2019-08-15T08:44:52.77">
            <text:p>2019/8/15 8:44</text:p>
          </table:table-cell>
          <table:table-cell table:style-name="ce4" office:value-type="string">
            <text:p>*</text:p>
          </table:table-cell>
          <table:table-cell table:style-name="ce16"/>
          <table:table-cell table:style-name="ce17" office:value-type="string">
            <text:p>rhythm</text:p>
          </table:table-cell>
          <table:table-cell table:style-name="ce18" table:formula="of:=COUNTIF(range_genre;[.L9])" office:value-type="float" office:value="0">
            <text:p>0</text:p>
          </table:table-cell>
          <table:table-cell office:value-type="string">
            <text:p>rt</text:p>
          </table:table-cell>
          <table:table-cell table:number-columns-repeated="1010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8" office:value-type="string">
            <text:p>ch-4</text:p>
          </table:table-cell>
          <table:table-cell table:style-name="ce12"/>
          <table:table-cell table:style-name="ce13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3" office:value-type="string">
            <text:p>capo.4,R=5,k.B6</text:p>
          </table:table-cell>
          <table:table-cell table:style-name="ce3" office:value-type="float" office:value="5">
            <text:p>5</text:p>
          </table:table-cell>
          <table:table-cell table:style-name="ce14" office:value-type="date" office:date-value="2019-08-15T08:44:52.77">
            <text:p>2019/8/15 8:44</text:p>
          </table:table-cell>
          <table:table-cell table:style-name="ce4" office:value-type="string">
            <text:p>*</text:p>
          </table:table-cell>
          <table:table-cell table:style-name="ce16"/>
          <table:table-cell table:style-name="ce17" office:value-type="string">
            <text:p>struct</text:p>
          </table:table-cell>
          <table:table-cell table:style-name="ce18" table:formula="of:=COUNTIF(range_genre;[.L10])" office:value-type="float" office:value="1">
            <text:p>1</text:p>
          </table:table-cell>
          <table:table-cell office:value-type="string">
            <text:p>st</text:p>
          </table:table-cell>
          <table:table-cell table:number-columns-repeated="1010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style-name="ce8" office:value-type="string">
            <text:p>ch-5</text:p>
          </table:table-cell>
          <table:table-cell table:style-name="ce12"/>
          <table:table-cell table:style-name="ce13" office:value-type="string">
            <text:p>2019-08-15_18-11-32_000.jpg</text:p>
          </table:table-cell>
          <table:table-cell table:style-name="ce3" office:value-type="string">
            <text:p>chord</text:p>
          </table:table-cell>
          <table:table-cell table:style-name="ce3" office:value-type="string">
            <text:p>k.C△ </text:p>
          </table:table-cell>
          <table:table-cell table:style-name="ce3" office:value-type="float" office:value="3">
            <text:p>3</text:p>
          </table:table-cell>
          <table:table-cell table:style-name="ce14" office:value-type="date" office:date-value="2019-08-16T08:59:13.35">
            <text:p>2019/8/16 8:59</text:p>
          </table:table-cell>
          <table:table-cell table:style-name="ce4" office:value-type="string">
            <text:p>*</text:p>
          </table:table-cell>
          <table:table-cell table:style-name="ce16"/>
          <table:table-cell table:style-name="ce17" office:value-type="string">
            <text:p>technique</text:p>
          </table:table-cell>
          <table:table-cell table:style-name="ce18" table:formula="of:=COUNTIF(range_genre;[.L11])" office:value-type="float" office:value="5">
            <text:p>5</text:p>
          </table:table-cell>
          <table:table-cell office:value-type="string">
            <text:p>te</text:p>
          </table:table-cell>
          <table:table-cell table:number-columns-repeated="1010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8" office:value-type="string">
            <text:p>ch-6</text:p>
          </table:table-cell>
          <table:table-cell table:style-name="ce12"/>
          <table:table-cell table:style-name="ce13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3" office:value-type="string">
            <text:p>R=1,k.D△+12 </text:p>
          </table:table-cell>
          <table:table-cell table:style-name="ce3" office:value-type="float" office:value="1">
            <text:p>1</text:p>
          </table:table-cell>
          <table:table-cell table:style-name="ce14" office:value-type="date" office:date-value="2019-08-17T11:48:53.83">
            <text:p>2019/8/17 11:48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3">
            <text:p>3</text:p>
          </table:table-cell>
          <table:table-cell table:style-name="ce8" office:value-type="string">
            <text:p>ch-7</text:p>
          </table:table-cell>
          <table:table-cell table:style-name="ce12"/>
          <table:table-cell table:style-name="ce13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3" office:value-type="string">
            <text:p>continue=ch-5,k.C△+10,R=5 </text:p>
          </table:table-cell>
          <table:table-cell table:style-name="ce3" office:value-type="float" office:value="5">
            <text:p>5</text:p>
          </table:table-cell>
          <table:table-cell table:style-name="ce14" office:value-type="date" office:date-value="2019-08-17T11:51:28.08">
            <text:p>2019/8/17 11:51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42">
            <text:p>42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ch-8</text:p>
          </table:table-cell>
          <table:table-cell table:style-name="ce12"/>
          <table:table-cell table:style-name="ce13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3" office:value-type="string">
            <text:p>note=B-Ef-E,k.Ef </text:p>
          </table:table-cell>
          <table:table-cell table:style-name="ce3"/>
          <table:table-cell table:style-name="ce14" office:value-type="date" office:date-value="2019-08-18T08:17:27.440001">
            <text:p>2019/8/18 8:17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43">
            <text:p>43</text:p>
          </table:table-cell>
          <table:table-cell table:style-name="ce3" office:value-type="float" office:value="3">
            <text:p>3</text:p>
          </table:table-cell>
          <table:table-cell table:style-name="ce8" office:value-type="string">
            <text:p>ch-9</text:p>
          </table:table-cell>
          <table:table-cell table:style-name="ce12"/>
          <table:table-cell table:style-name="ce13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3" office:value-type="string">
            <text:p>str=3:4-2:0-1:0 </text:p>
          </table:table-cell>
          <table:table-cell table:style-name="ce3"/>
          <table:table-cell table:style-name="ce14" office:value-type="date" office:date-value="2019-08-18T08:17:27.440001">
            <text:p>2019/8/18 8:17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8" office:value-type="string">
            <text:p>cp-2</text:p>
          </table:table-cell>
          <table:table-cell table:style-name="ce12"/>
          <table:table-cell table:style-name="ce13" office:value-type="string">
            <text:p>2019-08-15_18-11-32_000.jpg</text:p>
          </table:table-cell>
          <table:table-cell table:style-name="ce3" office:value-type="string">
            <text:p>c.p.</text:p>
          </table:table-cell>
          <table:table-cell table:style-name="ce3" office:value-type="string">
            <text:p>Ⅲm-Ⅱm-I,R=5,k.Bf </text:p>
          </table:table-cell>
          <table:table-cell table:style-name="ce3" office:value-type="float" office:value="5">
            <text:p>5</text:p>
          </table:table-cell>
          <table:table-cell table:style-name="ce14" office:value-type="date" office:date-value="2019-08-16T08:59:13.35">
            <text:p>2019/8/16 8:59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14">
            <text:p>14</text:p>
          </table:table-cell>
          <table:table-cell table:style-name="ce2"/>
          <table:table-cell table:style-name="ce8" office:value-type="string">
            <text:p>f-1</text:p>
          </table:table-cell>
          <table:table-cell table:style-name="ce11"/>
          <table:table-cell table:style-name="ce13" office:value-type="string">
            <text:p>2019-07-30_13-50-42_000.jpg</text:p>
          </table:table-cell>
          <table:table-cell table:style-name="ce2" office:value-type="string">
            <text:p>phrase</text:p>
          </table:table-cell>
          <table:table-cell table:style-name="ce2"/>
          <table:table-cell table:style-name="ce3"/>
          <table:table-cell table:style-name="ce14" office:value-type="date" office:date-value="2019-08-08T08:09:47">
            <text:p>2019/8/8 8:09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8" office:value-type="string">
            <text:p>f-10</text:p>
          </table:table-cell>
          <table:table-cell table:style-name="ce12"/>
          <table:table-cell table:style-name="ce13" office:value-type="string">
            <text:p>2019-08-15_18-11-32_000.jpg</text:p>
          </table:table-cell>
          <table:table-cell table:style-name="ce3" office:value-type="string">
            <text:p>phrase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14" office:value-type="date" office:date-value="2019-08-16T08:44:18.8">
            <text:p>2019/8/16 8:44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21">
            <text:p>21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f-10</text:p>
          </table:table-cell>
          <table:table-cell table:style-name="ce12" office:value-type="float" office:value="1">
            <text:p>1</text:p>
          </table:table-cell>
          <table:table-cell table:style-name="ce13" office:value-type="string">
            <text:p>2019-08-15_18-11-32_000.jpg</text:p>
          </table:table-cell>
          <table:table-cell table:style-name="ce3" office:value-type="string">
            <text:p>phrase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14" office:value-type="date" office:date-value="2019-08-16T08:59:13.35">
            <text:p>2019/8/16 8:59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float" office:value="2">
            <text:p>2</text:p>
          </table:table-cell>
          <table:table-cell table:style-name="ce9" office:value-type="string">
            <text:p>f-10</text:p>
          </table:table-cell>
          <table:table-cell table:style-name="ce12"/>
          <table:table-cell table:style-name="ce13" office:value-type="string">
            <text:p>2019-08-16_18-16-28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k.A,chord=I:Ⅳ,R=3 </text:p>
          </table:table-cell>
          <table:table-cell table:style-name="ce3" office:value-type="float" office:value="3">
            <text:p>3</text:p>
          </table:table-cell>
          <table:table-cell table:style-name="ce14" office:value-type="date" office:date-value="2019-08-17T11:51:28.08">
            <text:p>2019/8/17 11:51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3" office:value-type="float" office:value="4">
            <text:p>4</text:p>
          </table:table-cell>
          <table:table-cell table:style-name="ce8" office:value-type="string">
            <text:p>f-11</text:p>
          </table:table-cell>
          <table:table-cell table:style-name="ce12"/>
          <table:table-cell table:style-name="ce13" office:value-type="string">
            <text:p>2019-08-15_18-11-32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i.f.=sec.3,R=4 </text:p>
          </table:table-cell>
          <table:table-cell table:style-name="ce3" office:value-type="float" office:value="4">
            <text:p>4</text:p>
          </table:table-cell>
          <table:table-cell table:style-name="ce14" office:value-type="date" office:date-value="2019-08-16T08:59:13.35">
            <text:p>2019/8/16 8:59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float" office:value="4">
            <text:p>4</text:p>
          </table:table-cell>
          <table:table-cell table:style-name="ce8" office:value-type="string">
            <text:p>f-11</text:p>
          </table:table-cell>
          <table:table-cell table:style-name="ce12"/>
          <table:table-cell table:style-name="ce13" office:value-type="string">
            <text:p>2019-08-16_18-16-28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I.f.=ch-7,R=4 </text:p>
          </table:table-cell>
          <table:table-cell table:style-name="ce3" office:value-type="float" office:value="4">
            <text:p>4</text:p>
          </table:table-cell>
          <table:table-cell table:style-name="ce14" office:value-type="date" office:date-value="2019-08-17T11:51:28.08">
            <text:p>2019/8/17 11:51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3" office:value-type="float" office:value="7">
            <text:p>7</text:p>
          </table:table-cell>
          <table:table-cell table:style-name="ce8" office:value-type="string">
            <text:p>f-12</text:p>
          </table:table-cell>
          <table:table-cell table:style-name="ce12"/>
          <table:table-cell table:style-name="ce13" office:value-type="string">
            <text:p>2019-08-15_18-11-32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with-rythm,R=6</text:p>
          </table:table-cell>
          <table:table-cell table:style-name="ce3" office:value-type="float" office:value="6">
            <text:p>6</text:p>
          </table:table-cell>
          <table:table-cell table:style-name="ce14" office:value-type="date" office:date-value="2019-08-16T08:59:13.35">
            <text:p>2019/8/16 8:59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46">
            <text:p>46</text:p>
          </table:table-cell>
          <table:table-cell table:style-name="ce3" office:value-type="float" office:value="6">
            <text:p>6</text:p>
          </table:table-cell>
          <table:table-cell table:style-name="ce8" office:value-type="string">
            <text:p>f-16</text:p>
          </table:table-cell>
          <table:table-cell table:style-name="ce12"/>
          <table:table-cell table:style-name="ce13" office:value-type="string">
            <text:p>2019-08-17_18-15-48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k.E,i.f.=ch-10,R=3 </text:p>
          </table:table-cell>
          <table:table-cell table:style-name="ce3" office:value-type="float" office:value="3">
            <text:p>3</text:p>
          </table:table-cell>
          <table:table-cell table:style-name="ce14" office:value-type="date" office:date-value="2019-08-18T08:17:27.440001">
            <text:p>2019/8/18 8:17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48">
            <text:p>48</text:p>
          </table:table-cell>
          <table:table-cell table:style-name="ce3" office:value-type="float" office:value="8">
            <text:p>8</text:p>
          </table:table-cell>
          <table:table-cell table:style-name="ce8" office:value-type="string">
            <text:p>f-17</text:p>
          </table:table-cell>
          <table:table-cell table:style-name="ce12"/>
          <table:table-cell table:style-name="ce13" office:value-type="string">
            <text:p>2019-08-17_18-15-48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i.f.=fur-1,R=5 / FUR+</text:p>
          </table:table-cell>
          <table:table-cell table:style-name="ce3" office:value-type="float" office:value="5">
            <text:p>5</text:p>
          </table:table-cell>
          <table:table-cell table:style-name="ce14" office:value-type="date" office:date-value="2019-08-18T08:17:27.440001">
            <text:p>2019/8/18 8:17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4">
            <text:p>4</text:p>
          </table:table-cell>
          <table:table-cell table:style-name="ce8" office:value-type="string">
            <text:p>f-18</text:p>
          </table:table-cell>
          <table:table-cell table:style-name="ce12"/>
          <table:table-cell table:style-name="ce13" office:value-type="string">
            <text:p>2019-08-18_18-38-04_000.jpg</text:p>
          </table:table-cell>
          <table:table-cell table:style-name="ce3" office:value-type="string">
            <text:p>phrase</text:p>
          </table:table-cell>
          <table:table-cell table:style-name="ce12" office:value-type="string">
            <text:p>i.f.=sec.3,R=2,k.E </text:p>
          </table:table-cell>
          <table:table-cell table:style-name="ce3"/>
          <table:table-cell table:style-name="ce14" office:value-type="date" office:date-value="2019-08-19T10:29:13.5">
            <text:p>2019/8/19 10:29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float" office:value="6">
            <text:p>6</text:p>
          </table:table-cell>
          <table:table-cell table:style-name="ce8" office:value-type="string">
            <text:p>f-19</text:p>
          </table:table-cell>
          <table:table-cell table:style-name="ce12"/>
          <table:table-cell table:style-name="ce13" office:value-type="string">
            <text:p>2019-08-18_18-38-04_000.jpg</text:p>
          </table:table-cell>
          <table:table-cell table:style-name="ce3" office:value-type="string">
            <text:p>phrase</text:p>
          </table:table-cell>
          <table:table-cell table:style-name="ce12" office:value-type="string">
            <text:p>i.f.=sec.5,R=4 </text:p>
          </table:table-cell>
          <table:table-cell table:style-name="ce3"/>
          <table:table-cell table:style-name="ce14" office:value-type="date" office:date-value="2019-08-19T10:29:13.5">
            <text:p>2019/8/19 10:29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22">
            <text:p>22</text:p>
          </table:table-cell>
          <table:table-cell table:style-name="ce2"/>
          <table:table-cell table:style-name="ce8" office:value-type="string">
            <text:p>f-2</text:p>
          </table:table-cell>
          <table:table-cell table:style-name="ce11"/>
          <table:table-cell table:style-name="ce13" office:value-type="string">
            <text:p>2019-08-06_18-27-05_000.jpg</text:p>
          </table:table-cell>
          <table:table-cell table:style-name="ce2" office:value-type="string">
            <text:p>phrase</text:p>
          </table:table-cell>
          <table:table-cell table:style-name="ce2"/>
          <table:table-cell table:style-name="ce3"/>
          <table:table-cell table:style-name="ce14" office:value-type="date" office:date-value="2019-08-07T07:35:54">
            <text:p>2019/8/7 7:35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3">
          <table:table-cell table:style-name="ce3" office:value-type="float" office:value="41">
            <text:p>41</text:p>
          </table:table-cell>
          <table:table-cell table:style-name="ce3" office:value-type="float" office:value="7">
            <text:p>7</text:p>
          </table:table-cell>
          <table:table-cell table:style-name="ce8" office:value-type="string">
            <text:p>f-20</text:p>
          </table:table-cell>
          <table:table-cell table:style-name="ce12"/>
          <table:table-cell table:style-name="ce13" office:value-type="string">
            <text:p>2019-08-18_18-38-04_000.jpg</text:p>
          </table:table-cell>
          <table:table-cell table:style-name="ce3" office:value-type="string">
            <text:p>phrase</text:p>
          </table:table-cell>
          <table:table-cell table:style-name="ce12" office:value-type="string">
            <text:p>i.f.=sec.6,R=5 </text:p>
          </table:table-cell>
          <table:table-cell table:style-name="ce3"/>
          <table:table-cell table:style-name="ce14" office:value-type="date" office:date-value="2019-08-19T10:29:13.5">
            <text:p>2019/8/19 10:29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3">
          <table:table-cell table:style-name="ce3" office:value-type="float" office:value="43">
            <text:p>43</text:p>
          </table:table-cell>
          <table:table-cell table:style-name="ce3" office:value-type="float" office:value="9">
            <text:p>9</text:p>
          </table:table-cell>
          <table:table-cell table:style-name="ce8" office:value-type="string">
            <text:p>f-21</text:p>
          </table:table-cell>
          <table:table-cell table:style-name="ce12"/>
          <table:table-cell table:style-name="ce13" office:value-type="string">
            <text:p>2019-08-18_18-38-04_000.jpg</text:p>
          </table:table-cell>
          <table:table-cell table:style-name="ce3" office:value-type="string">
            <text:p>phrase</text:p>
          </table:table-cell>
          <table:table-cell table:style-name="ce12" office:value-type="string">
            <text:p>k.E,chord=I,IV,V </text:p>
          </table:table-cell>
          <table:table-cell table:style-name="ce3"/>
          <table:table-cell table:style-name="ce14" office:value-type="date" office:date-value="2019-08-19T10:29:13.5">
            <text:p>2019/8/19 10:29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3">
          <table:table-cell table:style-name="ce3" office:value-type="float" office:value="44">
            <text:p>44</text:p>
          </table:table-cell>
          <table:table-cell table:style-name="ce3" office:value-type="float" office:value="10">
            <text:p>10</text:p>
          </table:table-cell>
          <table:table-cell table:style-name="ce8" office:value-type="string">
            <text:p>f-22</text:p>
          </table:table-cell>
          <table:table-cell table:style-name="ce12"/>
          <table:table-cell table:style-name="ce13" office:value-type="string">
            <text:p>2019-08-18_18-38-04_000.jpg</text:p>
          </table:table-cell>
          <table:table-cell table:style-name="ce3" office:value-type="string">
            <text:p>phrase</text:p>
          </table:table-cell>
          <table:table-cell table:style-name="ce12" office:value-type="string">
            <text:p>capo.5,k.C6,R=7 / FUR+</text:p>
          </table:table-cell>
          <table:table-cell table:style-name="ce3"/>
          <table:table-cell table:style-name="ce14" office:value-type="date" office:date-value="2019-08-19T10:29:13.5">
            <text:p>2019/8/19 10:29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/>
          <table:table-cell table:style-name="ce8" office:value-type="string">
            <text:p>f-3</text:p>
          </table:table-cell>
          <table:table-cell table:style-name="ce11"/>
          <table:table-cell table:style-name="ce13" office:value-type="string">
            <text:p>2019-08-07_18-28-26_000.jpg</text:p>
          </table:table-cell>
          <table:table-cell table:style-name="ce2" office:value-type="string">
            <text:p>phrase</text:p>
          </table:table-cell>
          <table:table-cell table:style-name="ce2"/>
          <table:table-cell table:style-name="ce3"/>
          <table:table-cell table:style-name="ce14" office:value-type="date" office:date-value="2019-08-08T08:12:43">
            <text:p>2019/8/8 8:12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/>
          <table:table-cell table:style-name="ce8" office:value-type="string">
            <text:p>f-4</text:p>
          </table:table-cell>
          <table:table-cell table:style-name="ce11"/>
          <table:table-cell table:style-name="ce13" office:value-type="string">
            <text:p>2019-08-07_18-28-26_000.jpg</text:p>
          </table:table-cell>
          <table:table-cell table:style-name="ce2" office:value-type="string">
            <text:p>phrase</text:p>
          </table:table-cell>
          <table:table-cell table:style-name="ce2"/>
          <table:table-cell table:style-name="ce3"/>
          <table:table-cell table:style-name="ce14" office:value-type="date" office:date-value="2019-08-08T08:13:37">
            <text:p>2019/8/8 8:13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2"/>
          <table:table-cell table:style-name="ce8" office:value-type="string">
            <text:p>f-5</text:p>
          </table:table-cell>
          <table:table-cell table:style-name="ce11"/>
          <table:table-cell table:style-name="ce13" office:value-type="string">
            <text:p>2019-08-09_18-41-01_000.jpg</text:p>
          </table:table-cell>
          <table:table-cell table:style-name="ce2" office:value-type="string">
            <text:p>phrase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14" office:value-type="date" office:date-value="2019-08-10T10:13:56">
            <text:p>2019/8/10 10:13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3"/>
          <table:table-cell table:style-name="ce8" office:value-type="string">
            <text:p>f-6</text:p>
          </table:table-cell>
          <table:table-cell table:style-name="ce12"/>
          <table:table-cell table:style-name="ce13" office:value-type="string">
            <text:p>2019-08-11_18-40-38_000.jpg</text:p>
          </table:table-cell>
          <table:table-cell table:style-name="ce3" office:value-type="string">
            <text:p>phrase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14" office:value-type="date" office:date-value="2019-08-12T08:46:42">
            <text:p>2019/8/12 8:46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3"/>
          <table:table-cell table:style-name="ce8" office:value-type="string">
            <text:p>f-7</text:p>
          </table:table-cell>
          <table:table-cell table:style-name="ce12"/>
          <table:table-cell table:style-name="ce13" office:value-type="string">
            <text:p>2019-08-13_18-05-34_000.jpg</text:p>
          </table:table-cell>
          <table:table-cell table:style-name="ce3" office:value-type="string">
            <text:p>phrase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14" office:value-type="date" office:date-value="2019-08-14T09:48:50.37">
            <text:p>2019/8/14 9:48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3"/>
          <table:table-cell table:style-name="ce8" office:value-type="string">
            <text:p>f-7</text:p>
          </table:table-cell>
          <table:table-cell table:style-name="ce12" office:value-type="float" office:value="1">
            <text:p>1</text:p>
          </table:table-cell>
          <table:table-cell table:style-name="ce13" office:value-type="string">
            <text:p>2019-08-13_18-05-34_000.jpg</text:p>
          </table:table-cell>
          <table:table-cell table:style-name="ce3" office:value-type="string">
            <text:p>phrase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14" office:value-type="date" office:date-value="2019-08-14T09:48:50.37">
            <text:p>2019/8/14 9:48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8" office:value-type="string">
            <text:p>f-9</text:p>
          </table:table-cell>
          <table:table-cell table:style-name="ce12"/>
          <table:table-cell table:style-name="ce13" office:value-type="string">
            <text:p>2019-08-14_18-27-58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i.f.=sec.3,R=3,R=4</text:p>
          </table:table-cell>
          <table:table-cell table:style-name="ce3" office:value-type="string">
            <text:p>3,4</text:p>
          </table:table-cell>
          <table:table-cell table:style-name="ce14" office:value-type="date" office:date-value="2019-08-15T08:44:52.77">
            <text:p>2019/8/15 8:44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2"/>
          <table:table-cell table:style-name="ce8" office:value-type="string">
            <text:p>hm-1</text:p>
          </table:table-cell>
          <table:table-cell table:style-name="ce11"/>
          <table:table-cell table:style-name="ce13" office:value-type="string">
            <text:p>2019-08-09_18-41-01_000.jpg</text:p>
          </table:table-cell>
          <table:table-cell table:style-name="ce2" office:value-type="string">
            <text:p>harmony</text:p>
          </table:table-cell>
          <table:table-cell table:style-name="ce2"/>
          <table:table-cell table:style-name="ce3"/>
          <table:table-cell table:style-name="ce14" office:value-type="date" office:date-value="2019-08-10T10:13:56">
            <text:p>2019/8/10 10:13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3"/>
          <table:table-cell table:style-name="ce8" office:value-type="string">
            <text:p>hm-2</text:p>
          </table:table-cell>
          <table:table-cell table:style-name="ce12"/>
          <table:table-cell table:style-name="ce13" office:value-type="string">
            <text:p>2019-08-13_18-05-34_000.jpg</text:p>
          </table:table-cell>
          <table:table-cell table:style-name="ce3" office:value-type="string">
            <text:p>harmony</text:p>
          </table:table-cell>
          <table:table-cell table:style-name="ce3" office:value-type="string">
            <text:p>note=B-D-A:1-3-7</text:p>
          </table:table-cell>
          <table:table-cell table:style-name="ce3" office:value-type="float" office:value="1">
            <text:p>1</text:p>
          </table:table-cell>
          <table:table-cell table:style-name="ce14" office:value-type="date" office:date-value="2019-08-14T09:42:05.01">
            <text:p>2019/8/14 9:42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3"/>
          <table:table-cell table:style-name="ce8" office:value-type="string">
            <text:p>hn-1</text:p>
          </table:table-cell>
          <table:table-cell table:style-name="ce12"/>
          <table:table-cell table:style-name="ce13" office:value-type="string">
            <text:p>2019-08-13_18-05-34_000.jpg</text:p>
          </table:table-cell>
          <table:table-cell table:style-name="ce3" office:value-type="string">
            <text:p>harmonics</text:p>
          </table:table-cell>
          <table:table-cell table:style-name="ce3" office:value-type="string">
            <text:p>capo.4,k.G#,str-1:2:3</text:p>
          </table:table-cell>
          <table:table-cell table:style-name="ce3" office:value-type="float" office:value="5">
            <text:p>5</text:p>
          </table:table-cell>
          <table:table-cell table:style-name="ce14" office:value-type="date" office:date-value="2019-08-14T09:48:50.37">
            <text:p>2019/8/14 9:48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2"/>
          <table:table-cell table:style-name="ce8" office:value-type="string">
            <text:p>ps-1</text:p>
          </table:table-cell>
          <table:table-cell table:style-name="ce11"/>
          <table:table-cell table:style-name="ce13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14" office:value-type="date" office:date-value="2019-08-10T10:09:40">
            <text:p>2019/8/10 10:09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3">
          <table:table-cell table:style-name="ce3" office:value-type="float" office:value="24">
            <text:p>24</text:p>
          </table:table-cell>
          <table:table-cell table:style-name="ce2"/>
          <table:table-cell table:style-name="ce8" office:value-type="string">
            <text:p>ps-2</text:p>
          </table:table-cell>
          <table:table-cell table:style-name="ce11"/>
          <table:table-cell table:style-name="ce13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14" office:value-type="date" office:date-value="2019-08-10T10:09:40">
            <text:p>2019/8/10 10:09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26">
            <text:p>26</text:p>
          </table:table-cell>
          <table:table-cell table:style-name="ce3"/>
          <table:table-cell table:style-name="ce8" office:value-type="string">
            <text:p>rs-1</text:p>
          </table:table-cell>
          <table:table-cell table:style-name="ce12"/>
          <table:table-cell table:style-name="ce13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3" table:number-columns-repeated="2"/>
          <table:table-cell table:style-name="ce14" office:value-type="date" office:date-value="2019-08-12T08:57:38.01">
            <text:p>2019/8/12 8:57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44">
            <text:p>44</text:p>
          </table:table-cell>
          <table:table-cell table:style-name="ce3" office:value-type="float" office:value="4">
            <text:p>4</text:p>
          </table:table-cell>
          <table:table-cell table:style-name="ce8" office:value-type="string">
            <text:p>rs-10</text:p>
          </table:table-cell>
          <table:table-cell table:style-name="ce12"/>
          <table:table-cell table:style-name="ce13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3" office:value-type="string">
            <text:p>topic=rythm,R=2 </text:p>
          </table:table-cell>
          <table:table-cell table:style-name="ce3" office:value-type="float" office:value="2">
            <text:p>2</text:p>
          </table:table-cell>
          <table:table-cell table:style-name="ce14" office:value-type="date" office:date-value="2019-08-18T08:17:27.440001">
            <text:p>2019/8/18 8:17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47">
            <text:p>47</text:p>
          </table:table-cell>
          <table:table-cell table:style-name="ce3" office:value-type="float" office:value="7">
            <text:p>7</text:p>
          </table:table-cell>
          <table:table-cell table:style-name="ce8" office:value-type="string">
            <text:p>rs-11</text:p>
          </table:table-cell>
          <table:table-cell table:style-name="ce12"/>
          <table:table-cell table:style-name="ce13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3" office:value-type="string">
            <text:p>topic=harmony;coda,pitch=1-5-8:1-3-8,k.E,R=4 </text:p>
          </table:table-cell>
          <table:table-cell table:style-name="ce3" office:value-type="float" office:value="4">
            <text:p>4</text:p>
          </table:table-cell>
          <table:table-cell table:style-name="ce14" office:value-type="date" office:date-value="2019-08-18T08:17:27.440001">
            <text:p>2019/8/18 8:17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8" office:value-type="string">
            <text:p>rs-12</text:p>
          </table:table-cell>
          <table:table-cell table:style-name="ce12"/>
          <table:table-cell table:style-name="ce13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12" office:value-type="string">
            <text:p>topic=harmony,prev.fur-1 </text:p>
          </table:table-cell>
          <table:table-cell table:style-name="ce3"/>
          <table:table-cell table:style-name="ce14" office:value-type="date" office:date-value="2019-08-19T10:29:13.5">
            <text:p>2019/8/19 10:29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float" office:value="3">
            <text:p>3</text:p>
          </table:table-cell>
          <table:table-cell table:style-name="ce8" office:value-type="string">
            <text:p>rs-13</text:p>
          </table:table-cell>
          <table:table-cell table:style-name="ce12"/>
          <table:table-cell table:style-name="ce13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12" office:value-type="string">
            <text:p>topic=position探し,k.E </text:p>
          </table:table-cell>
          <table:table-cell table:style-name="ce3"/>
          <table:table-cell table:style-name="ce14" office:value-type="date" office:date-value="2019-08-19T10:29:13.5">
            <text:p>2019/8/19 10:29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27">
            <text:p>27</text:p>
          </table:table-cell>
          <table:table-cell table:style-name="ce3"/>
          <table:table-cell table:style-name="ce8" office:value-type="string">
            <text:p>rs-2</text:p>
          </table:table-cell>
          <table:table-cell table:style-name="ce12"/>
          <table:table-cell table:style-name="ce13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3" table:number-columns-repeated="2"/>
          <table:table-cell table:style-name="ce14" office:value-type="date" office:date-value="2019-08-12T09:00:07">
            <text:p>2019/8/12 9:00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3"/>
          <table:table-cell table:style-name="ce8" office:value-type="string">
            <text:p>rs-3</text:p>
          </table:table-cell>
          <table:table-cell table:style-name="ce12"/>
          <table:table-cell table:style-name="ce13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3" office:value-type="string">
            <text:p>となりあった弦</text:p>
          </table:table-cell>
          <table:table-cell table:style-name="ce3"/>
          <table:table-cell table:style-name="ce14" office:value-type="date" office:date-value="2019-08-14T09:42:05.01">
            <text:p>2019/8/14 9:42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29">
            <text:p>29</text:p>
          </table:table-cell>
          <table:table-cell table:style-name="ce3"/>
          <table:table-cell table:style-name="ce8" office:value-type="string">
            <text:p>rs-4</text:p>
          </table:table-cell>
          <table:table-cell table:style-name="ce12"/>
          <table:table-cell table:style-name="ce13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3" office:value-type="string">
            <text:p>rock-like</text:p>
          </table:table-cell>
          <table:table-cell table:style-name="ce3" office:value-type="float" office:value="2">
            <text:p>2</text:p>
          </table:table-cell>
          <table:table-cell table:style-name="ce14" office:value-type="date" office:date-value="2019-08-14T09:48:50.37">
            <text:p>2019/8/14 9:48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30">
            <text:p>30</text:p>
          </table:table-cell>
          <table:table-cell table:style-name="ce3" office:value-type="float" office:value="1">
            <text:p>1</text:p>
          </table:table-cell>
          <table:table-cell table:style-name="ce8" office:value-type="string">
            <text:p>rs-5</text:p>
          </table:table-cell>
          <table:table-cell table:style-name="ce12"/>
          <table:table-cell table:style-name="ce13" office:value-type="string">
            <text:p>2019-08-14_18-27-58_000.jpg</text:p>
          </table:table-cell>
          <table:table-cell table:style-name="ce3" office:value-type="string">
            <text:p>research</text:p>
          </table:table-cell>
          <table:table-cell table:style-name="ce3" office:value-type="string">
            <text:p>open-code,str-6:5:4:3,R=1,k.D9▽</text:p>
          </table:table-cell>
          <table:table-cell table:style-name="ce3" office:value-type="float" office:value="1">
            <text:p>1</text:p>
          </table:table-cell>
          <table:table-cell table:style-name="ce14" office:value-type="date" office:date-value="2019-08-15T08:38:41.01">
            <text:p>2019/8/15 8:38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25">
            <text:p>25</text:p>
          </table:table-cell>
          <table:table-cell table:style-name="ce3" office:value-type="float" office:value="6">
            <text:p>6</text:p>
          </table:table-cell>
          <table:table-cell table:style-name="ce8" office:value-type="string">
            <text:p>rs-6</text:p>
          </table:table-cell>
          <table:table-cell table:style-name="ce12"/>
          <table:table-cell table:style-name="ce13" office:value-type="string">
            <text:p>2019-08-15_18-11-32_000.jpg</text:p>
          </table:table-cell>
          <table:table-cell table:style-name="ce3" office:value-type="string">
            <text:p>research</text:p>
          </table:table-cell>
          <table:table-cell table:style-name="ce3" office:value-type="string">
            <text:p>harmonics,harmnics-flets </text:p>
          </table:table-cell>
          <table:table-cell table:style-name="ce3" office:value-type="string">
            <text:p>-</text:p>
          </table:table-cell>
          <table:table-cell table:style-name="ce14" office:value-type="date" office:date-value="2019-08-16T08:59:13.35">
            <text:p>2019/8/16 8:59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rs-7</text:p>
          </table:table-cell>
          <table:table-cell table:style-name="ce12"/>
          <table:table-cell table:style-name="ce13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3" office:value-type="string">
            <text:p>R=2,ch-5のあと、どの音に下がるか？ </text:p>
          </table:table-cell>
          <table:table-cell table:style-name="ce3" office:value-type="float" office:value="2">
            <text:p>2</text:p>
          </table:table-cell>
          <table:table-cell table:style-name="ce14" office:value-type="date" office:date-value="2019-08-17T11:51:28.08">
            <text:p>2019/8/17 11:51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float" office:value="5">
            <text:p>5</text:p>
          </table:table-cell>
          <table:table-cell table:style-name="ce8" office:value-type="string">
            <text:p>rs-8</text:p>
          </table:table-cell>
          <table:table-cell table:style-name="ce12"/>
          <table:table-cell table:style-name="ce13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3" office:value-type="string">
            <text:p>i.f.=sec.3,c.p.=V-IV-I,k.F,R=6</text:p>
          </table:table-cell>
          <table:table-cell table:style-name="ce3" office:value-type="float" office:value="6">
            <text:p>6</text:p>
          </table:table-cell>
          <table:table-cell table:style-name="ce14" office:value-type="date" office:date-value="2019-08-17T11:51:28.08">
            <text:p>2019/8/17 11:51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style-name="ce8" office:value-type="string">
            <text:p>rs-9</text:p>
          </table:table-cell>
          <table:table-cell table:style-name="ce12"/>
          <table:table-cell table:style-name="ce13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3" office:value-type="string">
            <text:p>str=3-4:2-0:,k.E,R=1 </text:p>
          </table:table-cell>
          <table:table-cell table:style-name="ce3" office:value-type="float" office:value="1">
            <text:p>1</text:p>
          </table:table-cell>
          <table:table-cell table:style-name="ce14" office:value-type="date" office:date-value="2019-08-18T08:17:27.440001">
            <text:p>2019/8/18 8:17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31">
            <text:p>31</text:p>
          </table:table-cell>
          <table:table-cell table:style-name="ce2"/>
          <table:table-cell table:style-name="ce8" office:value-type="string">
            <text:p>st-1</text:p>
          </table:table-cell>
          <table:table-cell table:style-name="ce11"/>
          <table:table-cell table:style-name="ce13" office:value-type="string">
            <text:p>2019-08-07_18-28-26_000.jpg</text:p>
          </table:table-cell>
          <table:table-cell table:style-name="ce2" office:value-type="string">
            <text:p>struct</text:p>
          </table:table-cell>
          <table:table-cell table:style-name="ce2"/>
          <table:table-cell table:style-name="ce3"/>
          <table:table-cell table:style-name="ce14" office:value-type="date" office:date-value="2019-08-08T08:07:32">
            <text:p>2019/8/8 8:07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te-4</text:p>
          </table:table-cell>
          <table:table-cell table:style-name="ce12"/>
          <table:table-cell table:style-name="ce13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12" office:value-type="string">
            <text:p>左指で、音をカット,k.E,R=1 </text:p>
          </table:table-cell>
          <table:table-cell table:style-name="ce3"/>
          <table:table-cell table:style-name="ce14" office:value-type="date" office:date-value="2019-08-19T10:29:13.5">
            <text:p>2019/8/19 10:29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float" office:value="5">
            <text:p>5</text:p>
          </table:table-cell>
          <table:table-cell table:style-name="ce8" office:value-type="string">
            <text:p>te-5</text:p>
          </table:table-cell>
          <table:table-cell table:style-name="ce12"/>
          <table:table-cell table:style-name="ce13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12" office:value-type="string">
            <text:p>k.E,topic=スライド+ポジション,R=3 </text:p>
          </table:table-cell>
          <table:table-cell table:style-name="ce3"/>
          <table:table-cell table:style-name="ce14" office:value-type="date" office:date-value="2019-08-19T10:29:13.5">
            <text:p>2019/8/19 10:29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32">
            <text:p>32</text:p>
          </table:table-cell>
          <table:table-cell table:style-name="ce2"/>
          <table:table-cell table:style-name="ce8" office:value-type="string">
            <text:p>tech-1</text:p>
          </table:table-cell>
          <table:table-cell table:style-name="ce11"/>
          <table:table-cell table:style-name="ce13" office:value-type="string">
            <text:p>2019-08-06_18-27-05_000.jpg</text:p>
          </table:table-cell>
          <table:table-cell table:style-name="ce2" office:value-type="string">
            <text:p>technique</text:p>
          </table:table-cell>
          <table:table-cell table:style-name="ce2"/>
          <table:table-cell table:style-name="ce3"/>
          <table:table-cell table:style-name="ce14" office:value-type="date" office:date-value="2019-08-07T07:35:54">
            <text:p>2019/8/7 7:35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33">
            <text:p>33</text:p>
          </table:table-cell>
          <table:table-cell table:style-name="ce2"/>
          <table:table-cell table:style-name="ce8" office:value-type="string">
            <text:p>tech-2</text:p>
          </table:table-cell>
          <table:table-cell table:style-name="ce11"/>
          <table:table-cell table:style-name="ce13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2"/>
          <table:table-cell table:style-name="ce3"/>
          <table:table-cell table:style-name="ce14" office:value-type="date" office:date-value="2019-08-08T08:07:32">
            <text:p>2019/8/8 8:07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34">
            <text:p>34</text:p>
          </table:table-cell>
          <table:table-cell table:style-name="ce2"/>
          <table:table-cell table:style-name="ce8" office:value-type="string">
            <text:p>tech-3</text:p>
          </table:table-cell>
          <table:table-cell table:style-name="ce11"/>
          <table:table-cell table:style-name="ce13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2"/>
          <table:table-cell table:style-name="ce3"/>
          <table:table-cell table:style-name="ce14" office:value-type="date" office:date-value="2019-08-08T08:07:32">
            <text:p>2019/8/8 8:07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/>
          <table:table-cell table:style-name="ce12"/>
          <table:table-cell table:style-name="ce13"/>
          <table:table-cell table:style-name="ce3" table:number-columns-repeated="3"/>
          <table:table-cell table:style-name="ce14"/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/>
          <table:table-cell table:style-name="ce12"/>
          <table:table-cell table:style-name="ce13"/>
          <table:table-cell table:style-name="ce3" table:number-columns-repeated="3"/>
          <table:table-cell table:style-name="ce14"/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/>
          <table:table-cell table:style-name="ce12"/>
          <table:table-cell table:style-name="ce13"/>
          <table:table-cell table:style-name="ce3" table:number-columns-repeated="3"/>
          <table:table-cell table:style-name="ce14"/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/>
          <table:table-cell table:style-name="ce12"/>
          <table:table-cell table:style-name="ce13"/>
          <table:table-cell table:style-name="ce3" table:number-columns-repeated="3"/>
          <table:table-cell table:style-name="ce14"/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/>
          <table:table-cell table:style-name="ce12"/>
          <table:table-cell table:style-name="ce13"/>
          <table:table-cell table:style-name="ce3" table:number-columns-repeated="3"/>
          <table:table-cell table:style-name="ce14"/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/>
          <table:table-cell table:style-name="ce12"/>
          <table:table-cell table:style-name="ce13"/>
          <table:table-cell table:style-name="ce3" table:number-columns-repeated="3"/>
          <table:table-cell table:style-name="ce14"/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/>
          <table:table-cell table:style-name="ce12"/>
          <table:table-cell table:style-name="ce13"/>
          <table:table-cell table:style-name="ce3" table:number-columns-repeated="3"/>
          <table:table-cell table:style-name="ce14"/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/>
          <table:table-cell table:style-name="ce12"/>
          <table:table-cell table:style-name="ce13"/>
          <table:table-cell table:style-name="ce3" table:number-columns-repeated="3"/>
          <table:table-cell table:style-name="ce14"/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/>
          <table:table-cell table:style-name="ce12"/>
          <table:table-cell table:style-name="ce13"/>
          <table:table-cell table:style-name="ce3" table:number-columns-repeated="3"/>
          <table:table-cell table:style-name="ce14"/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/>
          <table:table-cell table:style-name="ce12"/>
          <table:table-cell table:style-name="ce13"/>
          <table:table-cell table:style-name="ce3" table:number-columns-repeated="3"/>
          <table:table-cell table:style-name="ce14"/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/>
          <table:table-cell table:style-name="ce12"/>
          <table:table-cell table:style-name="ce13"/>
          <table:table-cell table:style-name="ce3" table:number-columns-repeated="3"/>
          <table:table-cell table:style-name="ce14"/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/>
          <table:table-cell table:style-name="ce12"/>
          <table:table-cell table:style-name="ce13"/>
          <table:table-cell table:style-name="ce3" table:number-columns-repeated="3"/>
          <table:table-cell table:style-name="ce14"/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/>
          <table:table-cell table:style-name="ce12"/>
          <table:table-cell table:style-name="ce13"/>
          <table:table-cell table:style-name="ce3" table:number-columns-repeated="3"/>
          <table:table-cell table:style-name="ce14"/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3">
          <table:table-cell table:style-name="ce4" office:value-type="string">
            <text:p>*</text:p>
          </table:table-cell>
          <table:table-cell table:number-columns-repeated="3" table:style-name="ce6" office:value-type="string">
            <text:p>*</text:p>
          </table:table-cell>
          <table:table-cell table:number-columns-repeated="4" table:style-name="ce4" office:value-type="string">
            <text:p>*</text:p>
          </table:table-cell>
          <table:table-cell table:style-name="ce15" table:formula="of:=NOW()" office:value-type="date" office:date-value="2019-08-21T11:25:52.87">
            <text:p>2019/8/21 11:25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office:value-type="string">
            <text:p>s.1</text:p>
          </table:table-cell>
          <table:table-cell office:value-type="string">
            <text:p>rs-9</text:p>
          </table:table-cell>
          <table:table-cell office:value-type="string">
            <text:p>str=3-4:2-0:,k.E,R=1 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s.2</text:p>
          </table:table-cell>
          <table:table-cell office:value-type="string">
            <text:p>ch-8</text:p>
          </table:table-cell>
          <table:table-cell office:value-type="string">
            <text:p>note=B-Ef-E,k.Ef 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s.3</text:p>
          </table:table-cell>
          <table:table-cell office:value-type="string">
            <text:p>ch-9</text:p>
          </table:table-cell>
          <table:table-cell office:value-type="string">
            <text:p>str=3:4-2:0-1:0 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s.4</text:p>
          </table:table-cell>
          <table:table-cell office:value-type="string">
            <text:p>rs-10</text:p>
          </table:table-cell>
          <table:table-cell office:value-type="string">
            <text:p>topic=rythm,R=2 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s.5</text:p>
          </table:table-cell>
          <table:table-cell office:value-type="string">
            <text:p>ch-10</text:p>
          </table:table-cell>
          <table:table-cell office:value-type="string">
            <text:p>str=4:4-3:0-2:0,k.Eon5 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s.6</text:p>
          </table:table-cell>
          <table:table-cell office:value-type="string">
            <text:p>f-16</text:p>
          </table:table-cell>
          <table:table-cell office:value-type="string">
            <text:p>k.E,i.f.=ch-10,R=3 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s.7</text:p>
          </table:table-cell>
          <table:table-cell office:value-type="string">
            <text:p>rs-11</text:p>
          </table:table-cell>
          <table:table-cell office:value-type="string">
            <text:p>topic=harmony;coda,pitch=1-5-8:1-3-8,k.E,R=4 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s.8</text:p>
          </table:table-cell>
          <table:table-cell office:value-type="string">
            <text:p>f-17</text:p>
          </table:table-cell>
          <table:table-cell office:value-type="string">
            <text:p>i.f.=fur-1,R=5 / FUR+</text:p>
          </table:table-cell>
          <table:table-cell table:number-columns-repeated="1017"/>
        </table:table-row>
        <table:table-row table:style-name="ro2" table:number-rows-repeated="14">
          <table:table-cell table:number-columns-repeated="1024"/>
        </table:table-row>
        <table:table-row table:style-name="ro2">
          <table:table-cell table:number-columns-repeated="4"/>
          <table:table-cell office:value-type="string">
            <text:p>step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entries.ods</text:p>
          </table:table-cell>
          <table:table-cell office:value-type="string">
            <text:p>C – c</text:p>
          </table:table-cell>
          <table:table-cell office:value-type="string">
            <text:p>copy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sakura</text:p>
          </table:table-cell>
          <table:table-cell office:value-type="string">
            <text:p>C – v</text:p>
          </table:table-cell>
          <table:table-cell table:number-columns-repeated="1018"/>
        </table:table-row>
        <table:table-row table:style-name="ro2">
          <table:table-cell table:number-columns-repeated="6"/>
          <table:table-cell office:value-type="string">
            <text:p>replace : </text:p>
          </table:table-cell>
          <table:table-cell office:value-type="string">
            <text:p>\|\| </text:p>
          </table:table-cell>
          <table:table-cell office:value-type="string">
            <text:p>\r\n</text:p>
          </table:table-cell>
          <table:table-cell table:number-columns-repeated="1015"/>
        </table:table-row>
        <table:table-row table:style-name="ro2">
          <table:table-cell table:number-columns-repeated="7"/>
          <table:table-cell office:value-type="string">
            <text:p>(s\.\d+):</text:p>
          </table:table-cell>
          <table:table-cell office:value-type="string">
            <text:p>$1\t</text:p>
          </table:table-cell>
          <table:table-cell table:number-columns-repeated="1015"/>
        </table:table-row>
        <table:table-row table:style-name="ro2">
          <table:table-cell table:number-columns-repeated="7"/>
          <table:table-cell office:value-type="string">
            <text:p>\.N,</text:p>
          </table:table-cell>
          <table:table-cell office:value-type="string">
            <text:p>\t</text:p>
          </table:table-cell>
          <table:table-cell table:number-columns-repeated="1015"/>
        </table:table-row>
        <table:table-row table:style-name="ro2">
          <table:table-cell table:number-columns-repeated="7"/>
          <table:table-cell office:value-type="string">
            <text:p>s\.(\d+?)</text:p>
          </table:table-cell>
          <table:table-cell office:value-type="string">
            <text:p>$1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string">
            <text:p>C – a &gt; C – c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entries.ods</text:p>
          </table:table-cell>
          <table:table-cell office:value-type="string">
            <text:p>C – v</text:p>
          </table:table-cell>
          <table:table-cell office:value-type="string">
            <text:p>paste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edit rang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sort</text:p>
          </table:table-cell>
          <table:table-cell table:number-columns-repeated="1019"/>
        </table:table-row>
        <table:table-row table:style-name="ro2" table:number-rows-repeated="1048465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heet1.A2:Sheet1.I62" table:contains-header="false">
          <table:sort>
            <table:sort-by table:field-number="2" table:data-type="automatic"/>
          </table:sort>
        </table:database-range>
        <table:database-range table:name="range_genre" table:target-range-address="Sheet1.F2:Sheet1.F65" table:on-update-keep-styles="true" table:on-update-keep-size="false"/>
        <table:database-range table:name="range_sn" table:target-range-address="Sheet1.A2:Sheet1.A6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1">2019/08/21</text:date>, <text:time>11:25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08-21T11:25:52.64</dc:date>
    <dc:creator>iwabuchi ken</dc:creator>
    <meta:editing-duration>PT8H6M28S</meta:editing-duration>
    <meta:editing-cycles>36</meta:editing-cycles>
    <meta:generator>OpenOffice/4.1.3$Win32 OpenOffice.org_project/413m1$Build-9783</meta:generator>
    <meta:document-statistic meta:table-count="1" meta:cell-count="583" meta:object-count="0"/>
    <meta:user-defined meta:name="sheets-banding"/>
    <meta:user-defined meta:name="sheets-original-selection"/>
  </office:meta>
</office:document-meta>
</file>